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clusive scan" table:style-name="ta1">
        <table:shapes>
          <draw:frame draw:z-index="0" draw:style-name="gr1" draw:text-style-name="P1" svg:width="159.97mm" svg:height="151.14mm" svg:x="1.1mm" svg:y="23.64mm">
            <loext:p draw:notify-on-update-of-ranges="'inclusive scan'.A1:'inclusive scan'.A1 'inclusive scan'.B1:'inclusive scan'.E1 'inclusive scan'.A2:'inclusive scan'.A2 'inclusive scan'.B2:'inclusive scan'.E2 'inclusive scan'.A3:'inclusive scan'.A3 'inclusive scan'.B3:'inclusive scan'.E3 'inclusive scan'.A4:'inclusive scan'.A4 'inclusive scan'.B4:'inclusive scan'.E4 'inclusive scan'.A5:'inclusive scan'.A5 'inclusive scan'.B5:'inclusive scan'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(# = 2^n)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Tiled SPMD Parallel</text:p>
          </table:table-cell>
          <table:table-cell office:value-type="string" calcext:value-type="string">
            <text:p>Tiled Work-Sharing</text:p>
          </table:table-cell>
          <table:table-cell office:value-type="string" calcext:value-type="string">
            <text:p>Balanced-Tree</text:p>
          </table:table-cell>
        </table:table-row>
        <table:table-row table:style-name="ro1">
          <table:table-cell table:style-name="Default" office:value-type="string" calcext:value-type="string">
            <text:p>2^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^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^24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^26</text:p>
          </table:table-cell>
          <table:table-cell office:value-type="float" office:value="339" calcext:value-type="float">
            <text:p>339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453" calcext:value-type="float">
            <text:p>453</text:p>
          </table:table-cell>
        </table:table-row>
      </table:table>
      <table:table table:name="exclusive scan" table:style-name="ta1">
        <table:shapes>
          <draw:frame draw:z-index="0" draw:style-name="gr1" draw:text-style-name="P1" svg:width="159.82mm" svg:height="144.76mm" svg:x="1.38mm" svg:y="34.53mm">
            <loext:p draw:notify-on-update-of-ranges="'exclusive scan'.A1:'exclusive scan'.A1 'exclusive scan'.B1:'exclusive scan'.E1 'exclusive scan'.A2:'exclusive scan'.A2 'exclusive scan'.B2:'exclusive scan'.E2 'exclusive scan'.A3:'exclusive scan'.A3 'exclusive scan'.B3:'exclusive scan'.E3 'exclusive scan'.A4:'exclusive scan'.A4 'exclusive scan'.B4:'exclusive scan'.E4 'exclusive scan'.A5:'exclusive scan'.A5 'exclusive scan'.B5:'exclusive scan'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N (# = 2^n)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Tiled SPMD Parallel</text:p>
          </table:table-cell>
          <table:table-cell office:value-type="string" calcext:value-type="string">
            <text:p>Tiled Work-Sharing</text:p>
          </table:table-cell>
          <table:table-cell office:value-type="string" calcext:value-type="string">
            <text:p>Balanced-Tree</text:p>
          </table:table-cell>
        </table:table-row>
        <table:table-row table:style-name="ro1">
          <table:table-cell table:style-name="Default" office:value-type="string" calcext:value-type="string">
            <text:p>2^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^2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^24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^26</text:p>
          </table:table-cell>
          <table:table-cell office:value-type="float" office:value="328" calcext:value-type="float">
            <text:p>328</text:p>
          </table:table-cell>
          <table:table-cell office:value-type="float" office:value="177" calcext:value-type="float">
            <text:p>177</text:p>
          </table:table-cell>
          <table:table-cell office:value-type="float" office:value="68" calcext:value-type="float">
            <text:p>68</text:p>
          </table:table-cell>
          <table:table-cell office:value-type="float" office:value="447" calcext:value-type="float">
            <text:p>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0:23:32.616127405</meta:creation-date>
    <dc:date>2016-10-12T20:46:19.730078878</dc:date>
    <meta:editing-duration>PT22M46S</meta:editing-duration>
    <meta:editing-cycles>5</meta:editing-cycles>
    <meta:generator>LibreOffice/5.1.4.2$Linux_X86_64 LibreOffice_project/10m0$Build-2</meta:generator>
    <meta:document-statistic meta:table-count="2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3cm" svg:height="14.477cm" xlink:href=".." xlink:type="simple" chart:class="chart:bar" chart:style-name="ch1">
        <chart:title svg:x="5.447cm" svg:y="0.425cm" chart:style-name="ch2">
          <text:p>Prefix Scan Techniques -</text:p>
        </chart:title>
        <chart:subtitle svg:x="6.571cm" svg:y="1.493cm" chart:style-name="ch3">
          <text:p>Exclusive Scan</text:p>
        </chart:subtitle>
        <chart:legend chart:legend-position="end" svg:x="14.514cm" svg:y="6.192cm" style:legend-expansion="high" chart:style-name="ch4"/>
        <chart:plot-area chart:style-name="ch5" table:cell-range-address="'exclusive scan'.A1:'exclusive scan'.E5" chart:data-source-has-labels="both" svg:x="1.33cm" svg:y="2.465cm" svg:width="12.865cm" svg:height="10.742cm">
          <chartooo:coordinate-region svg:x="2.137cm" svg:y="2.664cm" svg:width="12.058cm" svg:height="9.896cm"/>
          <chart:axis chart:dimension="x" chart:name="primary-x" chart:style-name="ch6" chartooo:axis-type="auto">
            <chartooo:date-scale/>
            <chart:title svg:x="6.964cm" svg:y="13.496cm" chart:style-name="ch7">
              <text:p>Technique</text:p>
            </chart:title>
            <chart:categories table:cell-range-address="'exclusive scan'.B1:'exclusive scan'.E1"/>
          </chart:axis>
          <chart:axis chart:dimension="y" chart:name="primary-y" chart:style-name="ch8">
            <chart:title svg:x="0.451cm" svg:y="8.793cm" chart:style-name="ch9">
              <text:p>Milliseconds</text:p>
            </chart:title>
            <chart:grid chart:style-name="ch10" chart:class="major"/>
          </chart:axis>
          <chart:series chart:style-name="ch11" chart:values-cell-range-address="'exclusive scan'.B2:'exclusive scan'.E2" chart:label-cell-address="'exclusive scan'.A2:'exclusive scan'.A2" chart:class="chart:bar">
            <chart:data-point chart:repeated="4"/>
          </chart:series>
          <chart:series chart:style-name="ch12" chart:values-cell-range-address="'exclusive scan'.B3:'exclusive scan'.E3" chart:label-cell-address="'exclusive scan'.A3:'exclusive scan'.A3" chart:class="chart:bar">
            <chart:data-point chart:repeated="4"/>
          </chart:series>
          <chart:series chart:style-name="ch13" chart:values-cell-range-address="'exclusive scan'.B4:'exclusive scan'.E4" chart:label-cell-address="'exclusive scan'.A4:'exclusive scan'.A4" chart:class="chart:bar">
            <chart:data-point chart:repeated="4"/>
          </chart:series>
          <chart:series chart:style-name="ch14" chart:values-cell-range-address="'exclusive scan'.B5:'exclusive scan'.E5" chart:label-cell-address="'exclusive scan'.A5:'exclusive scan'.A5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'exclusive scan'.B1:'exclusive scan'.E1</svg:desc>
                </draw:g>
              </table:table-cell>
              <table:table-cell office:value-type="string">
                <text:p>Tiled SPMD Parallel</text:p>
              </table:table-cell>
              <table:table-cell office:value-type="string">
                <text:p>Tiled Work-Sharing</text:p>
              </table:table-cell>
              <table:table-cell office:value-type="string">
                <text:p>Balanced-Tree</text:p>
              </table:table-cell>
            </table:table-row>
          </table:table-header-rows>
          <table:table-rows>
            <table:table-row>
              <table:table-cell office:value-type="string">
                <text:p>2^20</text:p>
                <draw:g>
                  <svg:desc>'exclusive scan'.A2:'exclusive scan'.A2</svg:desc>
                </draw:g>
              </table:table-cell>
              <table:table-cell office:value-type="float" office:value="4">
                <text:p>4</text:p>
                <draw:g>
                  <svg:desc>'exclusive scan'.B2:'exclusive scan'.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^22</text:p>
                <draw:g>
                  <svg:desc>'exclusive scan'.A3:'exclusive scan'.A3</svg:desc>
                </draw:g>
              </table:table-cell>
              <table:table-cell office:value-type="float" office:value="20">
                <text:p>20</text:p>
                <draw:g>
                  <svg:desc>'exclusive scan'.B3:'exclusive scan'.E3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^24</text:p>
                <draw:g>
                  <svg:desc>'exclusive scan'.A4:'exclusive scan'.A4</svg:desc>
                </draw:g>
              </table:table-cell>
              <table:table-cell office:value-type="float" office:value="82">
                <text:p>82</text:p>
                <draw:g>
                  <svg:desc>'exclusive scan'.B4:'exclusive scan'.E4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^26</text:p>
                <draw:g>
                  <svg:desc>'exclusive scan'.A5:'exclusive scan'.A5</svg:desc>
                </draw:g>
              </table:table-cell>
              <table:table-cell office:value-type="float" office:value="328">
                <text:p>328</text:p>
                <draw:g>
                  <svg:desc>'exclusive scan'.B5:'exclusive scan'.E5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68">
                <text:p>68</text:p>
              </table:table-cell>
              <table:table-cell office:value-type="float" office:value="447">
                <text:p>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15.115cm" xlink:href=".." xlink:type="simple" chart:class="chart:bar" chart:style-name="ch1">
        <chart:title svg:x="5.601cm" svg:y="0.438cm" chart:style-name="ch2">
          <text:p>Prefix Scan Techniques</text:p>
        </chart:title>
        <chart:subtitle svg:x="6.659cm" svg:y="1.519cm" chart:style-name="ch3">
          <text:p>Inclusive Scan</text:p>
        </chart:subtitle>
        <chart:legend chart:legend-position="end" svg:x="14.529cm" svg:y="6.511cm" style:legend-expansion="high" chart:style-name="ch4"/>
        <chart:plot-area chart:style-name="ch5" table:cell-range-address="'inclusive scan'.A1:'inclusive scan'.E5" chart:data-source-has-labels="both" svg:x="1.33cm" svg:y="2.504cm" svg:width="12.88cm" svg:height="11.328cm">
          <chartooo:coordinate-region svg:x="2.137cm" svg:y="2.703cm" svg:width="12.073cm" svg:height="10.482cm"/>
          <chart:axis chart:dimension="x" chart:name="primary-x" chart:style-name="ch6" chartooo:axis-type="auto">
            <chartooo:date-scale/>
            <chart:title svg:x="6.972cm" svg:y="14.134cm" chart:style-name="ch7">
              <text:p>Technique</text:p>
            </chart:title>
            <chart:categories table:cell-range-address="'inclusive scan'.B1:'inclusive scan'.E1"/>
          </chart:axis>
          <chart:axis chart:dimension="y" chart:name="primary-y" chart:style-name="ch8">
            <chart:title svg:x="0.451cm" svg:y="9.125cm" chart:style-name="ch9">
              <text:p>Milliseconds</text:p>
            </chart:title>
            <chart:grid chart:style-name="ch10" chart:class="major"/>
          </chart:axis>
          <chart:series chart:style-name="ch11" chart:values-cell-range-address="'inclusive scan'.B2:'inclusive scan'.E2" chart:label-cell-address="'inclusive scan'.A2:'inclusive scan'.A2" chart:class="chart:bar">
            <chart:data-point chart:repeated="4"/>
          </chart:series>
          <chart:series chart:style-name="ch12" chart:values-cell-range-address="'inclusive scan'.B3:'inclusive scan'.E3" chart:label-cell-address="'inclusive scan'.A3:'inclusive scan'.A3" chart:class="chart:bar">
            <chart:data-point chart:repeated="4"/>
          </chart:series>
          <chart:series chart:style-name="ch13" chart:values-cell-range-address="'inclusive scan'.B4:'inclusive scan'.E4" chart:label-cell-address="'inclusive scan'.A4:'inclusive scan'.A4" chart:class="chart:bar">
            <chart:data-point chart:repeated="4"/>
          </chart:series>
          <chart:series chart:style-name="ch14" chart:values-cell-range-address="'inclusive scan'.B5:'inclusive scan'.E5" chart:label-cell-address="'inclusive scan'.A5:'inclusive scan'.A5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'inclusive scan'.B1:'inclusive scan'.E1</svg:desc>
                </draw:g>
              </table:table-cell>
              <table:table-cell office:value-type="string">
                <text:p>Tiled SPMD Parallel</text:p>
              </table:table-cell>
              <table:table-cell office:value-type="string">
                <text:p>Tiled Work-Sharing</text:p>
              </table:table-cell>
              <table:table-cell office:value-type="string">
                <text:p>Balanced-Tree</text:p>
              </table:table-cell>
            </table:table-row>
          </table:table-header-rows>
          <table:table-rows>
            <table:table-row>
              <table:table-cell office:value-type="string">
                <text:p>2^20</text:p>
                <draw:g>
                  <svg:desc>'inclusive scan'.A2:'inclusive scan'.A2</svg:desc>
                </draw:g>
              </table:table-cell>
              <table:table-cell office:value-type="float" office:value="8">
                <text:p>8</text:p>
                <draw:g>
                  <svg:desc>'inclusive scan'.B2:'inclusive scan'.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^22</text:p>
                <draw:g>
                  <svg:desc>'inclusive scan'.A3:'inclusive scan'.A3</svg:desc>
                </draw:g>
              </table:table-cell>
              <table:table-cell office:value-type="float" office:value="24">
                <text:p>24</text:p>
                <draw:g>
                  <svg:desc>'inclusive scan'.B3:'inclusive scan'.E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^24</text:p>
                <draw:g>
                  <svg:desc>'inclusive scan'.A4:'inclusive scan'.A4</svg:desc>
                </draw:g>
              </table:table-cell>
              <table:table-cell office:value-type="float" office:value="86">
                <text:p>86</text:p>
                <draw:g>
                  <svg:desc>'inclusive scan'.B4:'inclusive scan'.E4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^26</text:p>
                <draw:g>
                  <svg:desc>'inclusive scan'.A5:'inclusive scan'.A5</svg:desc>
                </draw:g>
              </table:table-cell>
              <table:table-cell office:value-type="float" office:value="339">
                <text:p>339</text:p>
                <draw:g>
                  <svg:desc>'inclusive scan'.B5:'inclusive scan'.E5</svg:desc>
                </draw:g>
              </table:table-cell>
              <table:table-cell office:value-type="float" office:value="164">
                <text:p>164</text:p>
              </table:table-cell>
              <table:table-cell office:value-type="float" office:value="65">
                <text:p>65</text:p>
              </table:table-cell>
              <table:table-cell office:value-type="float" office:value="453">
                <text:p>4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